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092037" officeooo:paragraph-rsid="00092037"/>
    </style:style>
    <style:style style:name="P2" style:family="paragraph" style:parent-style-name="Text_20_body">
      <style:text-properties officeooo:rsid="000e1e17" officeooo:paragraph-rsid="000e1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ext_20_Body_20_float_20_right" style:display-name="Text Body float right" style:family="paragraph" style:parent-style-name="Text_20_body" style:class="text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92037" officeooo:paragraph-rsid="00092037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OpenOffice::OODoc Text Template</dc:title>
    <dc:subject>Template for the Perl Open Document Connector</dc:subject>
    <meta:initial-creator>OpenOffice::OODoc Project</meta:initial-creator>
    <meta:creation-date>2008-05-18T20:15:31</meta:creation-date>
    <dc:date>2014-06-30T10:47:50</dc:date>
    <meta:editing-cycles>25</meta:editing-cycles>
    <meta:editing-duration>P1DT2H53M40S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